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2" style:family="table-cell" style:parent-style-name="Pivot_20_Table_20_Field" style:data-style-name="N100"/>
    <style:style style:name="ce13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Default">
      <style:table-cell-properties fo:border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porting this to Archival PDF will trigger PDF warning 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caolan/LibreOffice/collabora-online/cypress_test/data/desktop/writer/help_dialog.odt/content.xml"/>
              </form:propertie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>
            <draw:control draw:z-index="0" draw:name="Control 1" draw:style-name="gr1" draw:text-style-name="P1" svg:width="11.116cm" svg:height="1.061cm" svg:x="0.165cm" svg:y="0.425cm" draw:control="control1"/>
          </table:table-cell>
          <table:table-cell/>
        </table:table-row>
      </table:table>
      <table:table table:name="hidden" table:style-name="ta2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</table:table>
      <table:table table:name="PivotTable" table:style-name="ta1">
        <table:table-column table:style-name="co3" table:default-cell-style-name="ce15"/>
        <table:table-column table:style-name="co3" table:default-cell-style-name="ce20"/>
        <table:table-row table:style-name="ro1">
          <table:table-cell table:style-name="ce12" office:value-type="string" calcext:value-type="string">
            <text:p>12</text:p>
          </table:table-cell>
          <table:table-cell table:style-name="ce17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8" office:value-type="string" calcext:value-type="string">
            <text:p>Sum - 1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float" office:value="88" calcext:value-type="float">
            <text:p>88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2" office:value-type="float" office:value="293" calcext:value-type="float">
            <text:p>293</text:p>
          </table:table-cell>
        </table:table-row>
      </table:table>
      <table:named-expressions/>
      <table:data-pilot-tables>
        <table:data-pilot-table table:name="DataPilot1" table:application-data="" table:target-range-address="PivotTable.A1:PivotTable.B13" table:buttons="PivotTable.A1 PivotTable.A3" table:show-filter-button="false" table:drill-down-on-double-click="false">
          <table:source-cell-range table:cell-range-address="Sheet2.A1:Sheet2.B10"/>
          <table:data-pilot-field table:source-field-name="12" table:orientation="page" table:used-hierarchy="0" table:function="auto" loext:ignore-selected-page="true" table:selected-page="4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54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2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20:45:11.386032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2-12T20:46:11.111467543</dc:date>
    <meta:editing-duration>PT12M37S</meta:editing-duration>
    <meta:editing-cycles>11</meta:editing-cycles>
    <meta:document-statistic meta:table-count="4" meta:cell-count="48" meta:object-count="1"/>
    <meta:user-defined meta:name="Duration" meta:value-type="time">P0D</meta:user-defined>
  </office:meta>
</office:document-meta>
</file>